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List_20_Paragraph">
      <style:text-properties fo:language="en" fo:country="US" officeooo:paragraph-rsid="001fec07"/>
    </style:style>
    <style:style style:name="P6" style:family="paragraph" style:parent-style-name="List_20_Paragraph">
      <style:text-properties fo:language="en" fo:country="US" officeooo:paragraph-rsid="001c0acb"/>
    </style:style>
    <style:style style:name="P7" style:family="paragraph" style:parent-style-name="Normal">
      <style:text-properties officeooo:paragraph-rsid="001c0acb"/>
    </style:style>
    <style:style style:name="P8" style:family="paragraph" style:parent-style-name="Normal">
      <style:text-properties officeooo:paragraph-rsid="001fec07"/>
    </style:style>
    <style:style style:name="P9" style:family="paragraph" style:parent-style-name="Normal">
      <style:text-properties fo:color="#000000" loext:opacity="100%" fo:language="en" fo:country="US" officeooo:paragraph-rsid="001c0acb"/>
    </style:style>
    <style:style style:name="P10" style:family="paragraph" style:parent-style-name="Normal">
      <style:text-properties fo:color="#000000" loext:opacity="100%" fo:language="en" fo:country="US" officeooo:paragraph-rsid="001fec07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loext:opacity="100%" fo:language="en" fo:country="US"/>
    </style:style>
    <style:style style:name="P18" style:family="paragraph" style:parent-style-name="Heading_20_1">
      <style:text-properties fo:color="#000000" loext:opacity="100%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Heading_20_1">
      <style:text-properties officeooo:rsid="002ffcd7" officeooo:paragraph-rsid="002ffcd7"/>
    </style:style>
    <style:style style:name="P21" style:family="paragraph" style:parent-style-name="List_20_Paragraph" style:list-style-name="LS4">
      <style:text-properties fo:language="en" fo:country="US" officeooo:paragraph-rsid="001c0acb"/>
    </style:style>
    <style:style style:name="P22" style:family="paragraph" style:parent-style-name="List_20_Paragraph" style:list-style-name="LS4">
      <style:text-properties fo:language="en" fo:country="US" officeooo:paragraph-rsid="001fec07"/>
    </style:style>
    <style:style style:name="P23" style:family="paragraph" style:parent-style-name="List_20_Paragraph" style:list-style-name="LS4">
      <style:text-properties fo:language="en" fo:country="US" officeooo:paragraph-rsid="002ffcd7"/>
    </style:style>
    <style:style style:name="P24" style:family="paragraph" style:parent-style-name="List_20_Paragraph">
      <style:text-properties fo:language="en" fo:country="US" officeooo:paragraph-rsid="002ffcd7"/>
    </style:style>
    <style:style style:name="P25" style:family="paragraph" style:parent-style-name="Normal">
      <style:text-properties officeooo:paragraph-rsid="001fec07"/>
    </style:style>
    <style:style style:name="P26" style:family="paragraph" style:parent-style-name="Normal">
      <style:text-properties fo:color="#000000" loext:opacity="100%" fo:language="en" fo:country="US" officeooo:paragraph-rsid="002ffcd7"/>
    </style:style>
    <style:style style:name="P27" style:family="paragraph" style:parent-style-name="Normal">
      <style:text-properties fo:language="en" fo:country="US" officeooo:paragraph-rsid="002ffcd7"/>
    </style:style>
    <style:style style:name="P28" style:family="paragraph" style:parent-style-name="Normal">
      <style:text-properties officeooo:paragraph-rsid="002ffcd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eb320"/>
    </style:style>
    <style:style style:name="T4" style:family="text">
      <style:text-properties fo:color="#c00000" loext:opacity="100%"/>
    </style:style>
    <style:style style:name="T5" style:family="text">
      <style:text-properties fo:color="#000000" loext:opacity="100%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Lennard Thust, Schießbergstr. 21, 44920 Alt Kimischeid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Alt Kimischeid</text:span>, <text:span text:style-name="T12"><text:date style:data-style-name="N10081" text:date-value="2022-04-27T11:44:03.701772834">27. April 2022</text:date></text:span></text:p>
      <text:p text:style-name="P12"/>
      <text:h text:style-name="Heading_20_1" text:outline-level="1">Bewerbung als Lead Technology Consultant</text:h>
      <text:p text:style-name="P12"/>
      <text:p text:style-name="Normal">Sehr geehrte Damen und Herren</text:p>
      <text:p text:style-name="Normal"/>
      <text:p text:style-name="Normal">Aut laudantium dicta quas velit eaque sunt.</text:p>
      <text:p text:style-name="Normal"/>
      <text:p text:style-name="Normal">Mollitia possimus enim amet voluptatem.</text:p>
      <text:p text:style-name="Normal"/>
      <text:p text:style-name="Normal">Dolor cumque nihil sit animi quasi libero.</text:p>
      <text:p text:style-name="Normal"/>
      <text:p text:style-name="Normal">Freundliche Grüße</text:p>
      <text:p text:style-name="Normal"/>
      <text:p text:style-name="Normal">Lennard Thust</text:p>
      <text:p text:style-name="P11"><text:span text:style-name="T4"><text:tab/><text:tab/></text:span><text:span text:style-name="T7">Lennard Thust</text:span></text:p>
      <text:p text:style-name="P3"><text:tab/><text:tab/></text:p>
      <text:p text:style-name="P2"><text:span text:style-name="Highlighted_20_with_20_gray_20_Char"><text:span text:style-name="T6">Ipsa temporibus eos sunt.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c6e65995-33bd-4607-8118-bbad40a4361d">
        <text:p text:style-name="P7">
    <text:span text:style-name="T6">
      <text:tab/>
    </text:span>
    <text:span text:style-name="White_20_Font">
      <text:span text:style-name="T5">Mai 1996 - November 2011 </text:span>
    </text:span>
    <text:span text:style-name="T6">
      <text:tab/>
    </text:span>
    <text:span text:style-name="Color_20_Caps_20_Expanded">
      <text:span text:style-name="T9">Berufsbildner - </text:span>
    </text:span>
    <text:span text:style-name="Color_20_Caps_20_Expanded">
      <text:span text:style-name="T10">Roche</text:span>
    </text:span>
  </text:p>
        <text:list xml:id="list3679271273" text:style-name="LS4">
          <text:list-header>
            <text:p text:style-name="P21">Projektmanagement</text:p>
          </text:list-header>
        </text:list>
        <text:p text:style-name="P6"/>
      </text:section>
      <text:p text:style-name="P9"><text:tab/></text:p>
      <text:p text:style-name="P3"/>
      <text:h text:style-name="P19" text:outline-level="1">Ausbildung</text:h>
      <text:p text:style-name="P3"/>
      <text:p text:style-name="P4"/>
      <text:section text:style-name="Sect1" text:name="d8e8fcb0-5cb9-49fa-8b92-2f954bb4c27c">
        <text:p text:style-name="P8">
    <text:span text:style-name="T6">
      <text:tab/>
    </text:span>
    <text:span text:style-name="White_20_Font">
      <text:span text:style-name="T5">März 1996 - Juli 2010 </text:span>
    </text:span>
    <text:span text:style-name="T6">
      <text:tab/>
    </text:span>
    <text:span text:style-name="Color_20_Caps_20_Expanded">
      <text:span text:style-name="T9">Bachelor in Kunst - </text:span>
    </text:span>
    <text:span text:style-name="Color_20_Caps_20_Expanded">
      <text:span text:style-name="T11">Konservatorium</text:span>
    </text:span>
  </text:p>
        <text:list xml:id="list114405386077374" text:continue-numbering="true" text:style-name="LS4">
          <text:list-header>
            <text:p text:style-name="P22">Geige</text:p>
          </text:list-header>
        </text:list>
        <text:p text:style-name="P5"/>
      </text:section>
      <text:p text:style-name="P10"/>
      <text:p text:style-name="P3"/>
      <text:h text:style-name="P18" text:outline-level="1">Skills</text:h>
      <text:p text:style-name="P3"/>
      <text:p text:style-name="P4"/>
      <text:section text:style-name="Sect1" text:name="8322e37c-60ad-4e95-b3ae-8c68d8b465a7">
        <text:p text:style-name="P8">
    <text:span text:style-name="T6">
      <text:tab/>
      <text:tab/>
    </text:span>
    <text:span text:style-name="Color_20_Caps_20_Expanded">
      <text:span text:style-name="T9">Sprachen</text:span>
    </text:span>
  </text:p>
        <text:list xml:id="list114405516387606" text:continue-numbering="true" text:style-name="LS4">
          <text:list-header>
            <text:p text:style-name="P22">Englisch, Französisch, Deutsch, Chinesisch</text:p>
          </text:list-header>
        </text:list>
        <text:p text:style-name="P5"/>
      </text:section>
      <text:p text:style-name="P8"/>
      <text:h text:style-name="P20" text:outline-level="1">RESERVE 1</text:h>
      <text:p text:style-name="P27"/>
      <text:p text:style-name="P27"/>
      <text:p text:style-name="P26"/>
      <text:h text:style-name="P20" text:outline-level="1">RESERVE 2</text:h>
      <text:p text:style-name="P27"/>
      <text:p text:style-name="P27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loext:num-list-format="%1%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loext:num-list-format="%1%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loext:num-list-format="%1%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loext:num-list-format="%2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loext:num-list-format="%3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loext:num-list-format="%4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loext:num-list-format="%5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loext:num-list-format="%6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loext:num-list-format="%7%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loext:num-list-format="%8%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loext:num-list-format="%9%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234567890 </text:span>| <text:span text:style-name="MT1">kristin.olson@rau.net</text:span><text:span text:style-name="MT2">| 06.01.2002 | </text:span><text:span text:style-name="MT3">44920 Alt Kimischeid</text:span><text:span text:style-name="MT2"> | Schweiz | ledi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Blue Side OpenOffice Resume</dc:title>
    <meta:creation-date>2017-08-04T17:36:19.25</meta:creation-date>
    <meta:editing-cycles>22</meta:editing-cycles>
    <meta:editing-duration>PT1H13M32S</meta:editing-duration>
    <dc:subject>hloom.com</dc:subject>
    <meta:initial-creator>hloom.com </meta:initial-creator>
    <dc:date>2022-04-27T11:44:03.598952835</dc:date>
    <meta:document-statistic meta:table-count="0" meta:image-count="0" meta:object-count="0" meta:page-count="3" meta:paragraph-count="34" meta:word-count="83" meta:character-count="933" meta:non-whitespace-character-count="872"/>
  </office:meta>
</office:document-meta>
</file>